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ar(--ff-mono)" svg:font-family="var(--ff-mono)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T4" style:parent-style-name="HTMLCode" style:family="text">
      <style:text-properties style:font-name="var(--ff-mono)" style:font-name-asian="Noto Serif CJK SC" fo:color="#232629"/>
    </style:style>
    <style:style style:name="T5" style:parent-style-name="HTMLCode" style:family="text">
      <style:text-properties style:font-name="var(--ff-mono)" style:font-name-asian="Noto Serif CJK SC" fo:color="#232629"/>
    </style:style>
  </office:automatic-styles>
  <office:body>
    <office:text text:use-soft-page-breaks="true">
      <text:p text:style-name="P1">P2 <text:s/>Notes</text:p>
      <text:list text:style-name="LFO1" text:continue-numbering="true">
        <text:list-item>
          <text:p text:style-name="P2">Installed opencv</text:p>
        </text:list-item>
        <text:list-item>
          <text:p text:style-name="P3"><text:a xlink:href="https://www.geeksforgeeks.org/how-to-install-opencv-for-python-in-linux/" office:target-frame-name="_top" xlink:show="replace"><text:span text:style-name="Hyperlink">https://www.geeksforgeeks.org/how-to-install-opencv-for-python-in-linux/</text:span></text:a></text:p>
        </text:list-item>
      </text:list>
      <text:p text:style-name="Standard"/>
      <text:p text:style-name="Standard"><text:span text:style-name="T4">conda install -c conda-forge ffmpeg</text:span><text:span text:style-name="T5"><text:s/># Does not wor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ar(--ff-mono)" svg:font-family="var(--ff-mono)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nn, Caitlin P CIV USARMY DEVCOM ARL (USA)</dc:creator>
    <meta:creation-date>2023-03-05T17:41:00Z</meta:creation-date>
    <dc:date>2023-03-22T16:22:00Z</dc:date>
    <meta:template xlink:href="Normal.dotm" xlink:type="simple"/>
    <meta:editing-cycles>4</meta:editing-cycles>
    <meta:editing-duration>PT4260S</meta:editing-duration>
    <meta:document-statistic meta:page-count="1" meta:paragraph-count="1" meta:word-count="36" meta:character-count="241" meta:row-count="1" meta:non-whitespace-character-count="206"/>
  </office:meta>
</office:document-meta>
</file>